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6.9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79.86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58.2pt" fo:break-before="auto" style:use-optimal-row-height="true"/>
    </style:style>
    <style:style style:name="ro5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 style:data-style-name="N37">
      <style:table-cell-properties fo:background-color="#66ff66"/>
      <style:text-properties fo:font-size="13pt" style:font-size-asian="13pt" style:font-size-complex="13pt"/>
    </style:style>
    <style:style style:name="ce15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8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9900"/>
    </style:style>
    <style:style style:name="ce25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26"/>
        <table:table-column table:style-name="co18" table:default-cell-style-name="ce26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4" table:default-cell-style-name="ce1"/>
        <table:table-row table:style-name="ro1">
          <table:table-cell table:number-columns-repeated="10"/>
          <table:table-cell table:style-name="ce22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3"/>
          <table:covered-table-cell table:style-name="ce24"/>
          <table:table-cell table:style-name="ce24" table:number-columns-repeated="2"/>
          <table:table-cell table:number-columns-repeated="2"/>
          <table:table-cell table:style-name="ce30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4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1" office:value-type="string" calcext:value-type="string">
            <text:p>num of Joints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num_cpu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1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 hour per run</text:p>
          </table:table-cell>
          <table:table-cell table:style-name="ce27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oo high non ga parameter values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e run still taking long time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7" office:value-type="string" calcext:value-type="string">
            <text:p>success rate non zero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nge in rollout.py achieved_goal</text:p>
          </table:table-cell>
          <table:table-cell table:style-name="ce28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table:number-columns-repeated="2"/>
          <table:table-cell table:style-name="ce17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table:number-columns-repeated="2"/>
          <table:table-cell table:style-name="ce16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table:style-name="ce19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pprox 30 min per epoch</text:p>
          </table:table-cell>
          <table:table-cell table:style-name="ce27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17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8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5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7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7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3" office:value-type="string" calcext:value-type="string">
            <text:p>Approx 0.4 min per epoch</text:p>
          </table:table-cell>
          <table:table-cell table:style-name="ce27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7"/>
          <table:table-cell table:number-columns-repeated="3"/>
          <table:table-cell table:style-name="ce4" table:number-columns-repeated="3"/>
          <table:table-cell table:number-columns-repeated="5"/>
          <table:table-cell table:style-name="ce4" table:number-columns-repeated="3"/>
          <table:table-cell table:style-name="ce3"/>
          <table:table-cell table:style-name="ce27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table:style-name="ce28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5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7" office:value-type="string" calcext:value-type="string">
            <text:p>bunch of files changed</text:p>
          </table:table-cell>
          <table:table-cell table:style-name="ce27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Approx 3 min per fitness function</text:p>
          </table:table-cell>
          <table:table-cell table:style-name="ce29" office:value-type="string" calcext:value-type="string">
            <text:p>Did not find good params</text:p>
          </table:table-cell>
          <table:table-cell table:number-columns-repeated="100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office:value-type="string" calcext:value-type="string">
            <text:p>Approx 3 min per fitness fun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9" office:value-type="float" office:value="50" calcext:value-type="float">
            <text:p>50</text:p>
          </table:table-cell>
          <table:table-cell table:style-name="ce19"/>
          <table:table-cell/>
          <table:table-cell table:style-name="ce28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3" office:value-type="string" calcext:value-type="string">
            <text:p>Completed</text:p>
          </table:table-cell>
          <table:table-cell table:style-name="ce4"/>
          <table:table-cell table:style-name="ce18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Use only 4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xecution 42</text:p>
          </table:table-cell>
          <table:table-cell table:style-name="ce7" office:value-type="string" calcext:value-type="string">
            <text:p>11/3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6" office:value-type="string" calcext:value-type="string">
            <text:p>Parameter testing – Original params</text:p>
          </table:table-cell>
          <table:table-cell/>
          <table:table-cell table:style-name="ce4" office:value-type="string" calcext:value-type="string">
            <text:p>AuboReach-v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Use only 4 joints in aubo</text:p>
          </table:table-cell>
          <table:table-cell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xecution 43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6" office:value-type="string" calcext:value-type="string">
            <text:p>Parameter testing – Original params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training in only actions (Aubo env 3), testing with robot in simulation (Aubo env 4)</text:p>
          </table:table-cell>
          <table:table-cell table:style-name="ce27" office:value-type="string" calcext:value-type="string">
            <text:p>Aubo env 3 uses 4 cpu for training,</text:p>
            <text:p>Aubo env 4 uses 1 cpu for test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xecution 44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8" office:value-type="string" calcext:value-type="string">
            <text:p>GA-Parameter testing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training in only actions (Aubo env 3), testing with robot in simulation (Aubo env 4)</text:p>
          </table:table-cell>
          <table:table-cell table:style-name="ce27" office:value-type="string" calcext:value-type="string">
            <text:p>Aubo env 3 uses 4 cpu for training,</text:p>
            <text:p>Aubo env 4 uses 1 cpu for testing</text:p>
          </table:table-cell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Average runtime/episodes/steps for success</text:p>
          </table:table-cell>
          <table:table-cell table:style-name="ce14" office:value-type="date" office:date-value="2022-01-22" calcext:value-type="date">
            <text:p>01/22/22</text:p>
          </table:table-cell>
          <table:table-cell office:value-type="string" calcext:value-type="string">
            <text:p>average of 20 runs</text:p>
          </table:table-cell>
          <table:table-cell table:number-columns-repeated="2"/>
          <table:table-cell table:style-name="ce12"/>
          <table:table-cell/>
          <table:table-cell table:style-name="ce20" office:value-type="string" calcext:value-type="string">
            <text:p>AuboReach-v3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Average total reward per episode</text:p>
          </table:table-cell>
          <table:table-cell table:style-name="ce14" office:value-type="date" office:date-value="2022-01-22" calcext:value-type="date">
            <text:p>01/22/22</text:p>
          </table:table-cell>
          <table:table-cell office:value-type="string" calcext:value-type="string">
            <text:p>average of 20 runs</text:p>
          </table:table-cell>
          <table:table-cell table:style-name="ce3" office:value-type="string" calcext:value-type="string">
            <text:p>plot.py file also included</text:p>
          </table:table-cell>
          <table:table-cell/>
          <table:table-cell table:style-name="ce12"/>
          <table:table-cell/>
          <table:table-cell table:style-name="ce20" office:value-type="string" calcext:value-type="string">
            <text:p>AuboReach-v3</text:p>
          </table:table-cell>
          <table:table-cell table:number-columns-repeated="7"/>
          <table:table-cell table:style-name="ce3" office:value-type="float" office:value="20" calcext:value-type="float">
            <text:p>20</text:p>
          </table:table-cell>
          <table:table-cell table:number-columns-repeated="1007"/>
        </table:table-row>
        <table:table-row table:style-name="ro1" table:number-rows-repeated="5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*</text:p>
          </table:table-cell>
          <table:table-cell table:style-name="ce15" office:value-type="string" calcext:value-type="string">
            <text:p>self.T should be equal to max_episode_steps</text:p>
          </table:table-cell>
          <table:table-cell table:style-name="ce15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one run</text:p>
          </table:table-cell>
          <table:table-cell table:style-name="ce15" office:value-type="string" calcext:value-type="string">
            <text:p>equal to one fitness function call</text:p>
          </table:table-cell>
          <table:table-cell table:style-name="ce15" office:value-type="string" calcext:value-type="string">
            <text:p>fitness function called population*ga_runs times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Execution 20</text:p>
          </table:table-cell>
          <table:table-cell table:style-name="ce15" office:value-type="string" calcext:value-type="string">
            <text:p>Reference run with default parameters</text:p>
          </table:table-cell>
          <table:table-cell table:style-name="ce15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00/00/0000</text:date>, <text:time style:data-style-name="N2" text:time-value="10:11:47.625583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2-01-23T10:18:39.768502644</dc:date>
    <meta:editing-duration>P6DT13H8M56S</meta:editing-duration>
    <meta:editing-cycles>266</meta:editing-cycles>
    <meta:generator>LibreOffice/5.1.6.2$Linux_X86_64 LibreOffice_project/10m0$Build-2</meta:generator>
    <meta:document-statistic meta:table-count="1" meta:cell-count="976" meta:object-count="0"/>
  </office:meta>
</office:document-meta>
</file>